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81d41a" loext:opacity="100%"/>
    </style:style>
    <style:style style:name="P2" style:family="paragraph" style:parent-style-name="Standard">
      <style:text-properties fo:color="#81d41a" loext:opacity="100%" officeooo:rsid="005c1929" officeooo:paragraph-rsid="005c1929"/>
    </style:style>
    <style:style style:name="P3" style:family="paragraph" style:parent-style-name="Standard">
      <style:text-properties fo:color="#000000" loext:opacity="100%" officeooo:rsid="005c1929" officeooo:paragraph-rsid="007590d1"/>
    </style:style>
    <style:style style:name="P4" style:family="paragraph" style:parent-style-name="Standard" style:list-style-name="L1">
      <style:text-properties fo:color="#000000" loext:opacity="100%" officeooo:rsid="005c1929" officeooo:paragraph-rsid="007bd386"/>
    </style:style>
    <style:style style:name="P5" style:family="paragraph" style:parent-style-name="Standard" style:list-style-name="L1">
      <style:text-properties fo:color="#000000" loext:opacity="100%" officeooo:rsid="005c1929" officeooo:paragraph-rsid="00797306"/>
    </style:style>
    <style:style style:name="P6" style:family="paragraph" style:parent-style-name="Standard">
      <style:text-properties fo:color="#000000" loext:opacity="100%" officeooo:paragraph-rsid="0016fc2d"/>
    </style:style>
    <style:style style:name="P7" style:family="paragraph" style:parent-style-name="Standard" style:list-style-name="L1">
      <style:text-properties fo:color="#000000" loext:opacity="100%"/>
    </style:style>
    <style:style style:name="P8" style:family="paragraph" style:parent-style-name="Standard" style:list-style-name="L1">
      <style:text-properties fo:color="#000000" loext:opacity="100%" officeooo:paragraph-rsid="0013a2e5"/>
    </style:style>
    <style:style style:name="P9" style:family="paragraph" style:parent-style-name="Standard" style:list-style-name="L1">
      <style:text-properties fo:color="#000000" loext:opacity="100%" officeooo:paragraph-rsid="001a102c"/>
    </style:style>
    <style:style style:name="P10" style:family="paragraph" style:parent-style-name="Standard" style:list-style-name="L1">
      <style:text-properties fo:color="#000000" loext:opacity="100%" officeooo:paragraph-rsid="001ce386"/>
    </style:style>
    <style:style style:name="P11" style:family="paragraph" style:parent-style-name="Standard" style:list-style-name="L1">
      <style:text-properties fo:color="#000000" loext:opacity="100%" officeooo:paragraph-rsid="000f36c0"/>
    </style:style>
    <style:style style:name="P12" style:family="paragraph" style:parent-style-name="Standard" style:list-style-name="L1">
      <style:text-properties fo:color="#000000" loext:opacity="100%" officeooo:paragraph-rsid="006c49ba"/>
    </style:style>
    <style:style style:name="P13" style:family="paragraph" style:parent-style-name="Standard" style:list-style-name="L1">
      <style:text-properties fo:color="#000000" loext:opacity="100%" officeooo:paragraph-rsid="00817734"/>
    </style:style>
    <style:style style:name="P14" style:family="paragraph" style:parent-style-name="Standard" style:list-style-name="L1">
      <style:text-properties fo:color="#000000" loext:opacity="100%" officeooo:paragraph-rsid="00542a1c"/>
    </style:style>
    <style:style style:name="P15" style:family="paragraph" style:parent-style-name="Standard" style:list-style-name="L1">
      <style:text-properties fo:color="#000000" loext:opacity="100%" officeooo:paragraph-rsid="0060c78d"/>
    </style:style>
    <style:style style:name="P16" style:family="paragraph" style:parent-style-name="Standard" style:list-style-name="L1">
      <style:text-properties fo:color="#000000" loext:opacity="100%" officeooo:paragraph-rsid="006f6a94"/>
    </style:style>
    <style:style style:name="P17" style:family="paragraph" style:parent-style-name="Standard" style:list-style-name="L1">
      <style:text-properties fo:color="#000000" loext:opacity="100%" officeooo:paragraph-rsid="005b86f1"/>
    </style:style>
    <style:style style:name="P18" style:family="paragraph" style:parent-style-name="Standard" style:list-style-name="L1">
      <style:text-properties fo:color="#000000" loext:opacity="100%" officeooo:paragraph-rsid="003d61f7"/>
    </style:style>
    <style:style style:name="P19" style:family="paragraph" style:parent-style-name="Standard" style:list-style-name="L1">
      <style:text-properties fo:color="#000000" loext:opacity="100%" officeooo:paragraph-rsid="0033685c"/>
    </style:style>
    <style:style style:name="P20" style:family="paragraph" style:parent-style-name="Standard" style:list-style-name="L1">
      <style:text-properties fo:color="#000000" loext:opacity="100%" officeooo:paragraph-rsid="0032f822"/>
    </style:style>
    <style:style style:name="P21" style:family="paragraph" style:parent-style-name="Standard" style:list-style-name="L1">
      <style:text-properties fo:color="#000000" loext:opacity="100%" officeooo:paragraph-rsid="00230242"/>
    </style:style>
    <style:style style:name="P22" style:family="paragraph" style:parent-style-name="Standard" style:list-style-name="L1">
      <style:text-properties fo:color="#000000" loext:opacity="100%" officeooo:paragraph-rsid="00231564"/>
    </style:style>
    <style:style style:name="P23" style:family="paragraph" style:parent-style-name="Standard" style:list-style-name="L1">
      <style:text-properties fo:color="#000000" loext:opacity="100%" officeooo:paragraph-rsid="0016fc2d"/>
    </style:style>
    <style:style style:name="P24" style:family="paragraph" style:parent-style-name="Standard" style:list-style-name="L1">
      <style:text-properties fo:color="#000000" loext:opacity="100%" officeooo:paragraph-rsid="0050229d"/>
    </style:style>
    <style:style style:name="P25" style:family="paragraph" style:parent-style-name="Standard" style:list-style-name="L1">
      <style:text-properties fo:color="#000000" loext:opacity="100%" officeooo:paragraph-rsid="0083b732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f36c0"/>
    </style:style>
    <style:style style:name="T3" style:family="text">
      <style:text-properties style:font-name="Liberation Serif1" officeooo:rsid="0016fc2d"/>
    </style:style>
    <style:style style:name="T4" style:family="text">
      <style:text-properties style:font-name="Liberation Serif1" officeooo:rsid="0018cace"/>
    </style:style>
    <style:style style:name="T5" style:family="text">
      <style:text-properties style:font-name="Liberation Serif1" officeooo:rsid="00230242"/>
    </style:style>
    <style:style style:name="T6" style:family="text">
      <style:text-properties style:font-name="Liberation Serif1" officeooo:rsid="00303796"/>
    </style:style>
    <style:style style:name="T7" style:family="text">
      <style:text-properties style:font-name="Liberation Serif1" officeooo:rsid="0032f822"/>
    </style:style>
    <style:style style:name="T8" style:family="text">
      <style:text-properties style:font-name="Liberation Serif1" officeooo:rsid="004472bb"/>
    </style:style>
    <style:style style:name="T9" style:family="text">
      <style:text-properties style:font-name="Liberation Serif1" officeooo:rsid="0045f30e"/>
    </style:style>
    <style:style style:name="T10" style:family="text">
      <style:text-properties style:font-name="Liberation Serif1" officeooo:rsid="004cccf4"/>
    </style:style>
    <style:style style:name="T11" style:family="text">
      <style:text-properties style:font-name="Liberation Serif1" officeooo:rsid="00542a1c"/>
    </style:style>
    <style:style style:name="T12" style:family="text">
      <style:text-properties style:font-name="Liberation Serif1" officeooo:rsid="0057bf50"/>
    </style:style>
    <style:style style:name="T13" style:family="text">
      <style:text-properties style:font-name="Liberation Serif1" officeooo:rsid="005b86f1"/>
    </style:style>
    <style:style style:name="T14" style:family="text">
      <style:text-properties style:font-name="Liberation Serif1" officeooo:rsid="005e0866"/>
    </style:style>
    <style:style style:name="T15" style:family="text">
      <style:text-properties style:font-name="Liberation Serif1" officeooo:rsid="0064c20f"/>
    </style:style>
    <style:style style:name="T16" style:family="text">
      <style:text-properties style:font-name="Liberation Serif1" officeooo:rsid="0069ca74"/>
    </style:style>
    <style:style style:name="T17" style:family="text">
      <style:text-properties style:font-name="Liberation Serif1" officeooo:rsid="006c0454"/>
    </style:style>
    <style:style style:name="T18" style:family="text">
      <style:text-properties style:font-name="Liberation Serif1" officeooo:rsid="0066c9ad"/>
    </style:style>
    <style:style style:name="T19" style:family="text">
      <style:text-properties style:font-name="Liberation Serif1" officeooo:rsid="006dc63d"/>
    </style:style>
    <style:style style:name="T20" style:family="text">
      <style:text-properties style:font-name="Liberation Serif1" officeooo:rsid="006f6a94"/>
    </style:style>
    <style:style style:name="T21" style:family="text">
      <style:text-properties style:font-name="Liberation Serif1" officeooo:rsid="0073d631"/>
    </style:style>
    <style:style style:name="T22" style:family="text">
      <style:text-properties style:font-name="Liberation Serif1" officeooo:rsid="007590d1"/>
    </style:style>
    <style:style style:name="T23" style:family="text">
      <style:text-properties style:font-name="Liberation Serif1" officeooo:rsid="007e29bf"/>
    </style:style>
    <style:style style:name="T24" style:family="text">
      <style:text-properties style:font-name="Liberation Serif1" officeooo:rsid="0083b732"/>
    </style:style>
    <style:style style:name="T25" style:family="text">
      <style:text-properties style:font-name="Liberation Serif1" officeooo:rsid="008630ae"/>
    </style:style>
    <style:style style:name="T26" style:family="text">
      <style:text-properties style:font-name="Liberation Serif" officeooo:rsid="000f36c0"/>
    </style:style>
    <style:style style:name="T27" style:family="text">
      <style:text-properties officeooo:rsid="00129017"/>
    </style:style>
    <style:style style:name="T28" style:family="text">
      <style:text-properties officeooo:rsid="0013a2e5"/>
    </style:style>
    <style:style style:name="T29" style:family="text">
      <style:text-properties officeooo:rsid="001499ce"/>
    </style:style>
    <style:style style:name="T30" style:family="text">
      <style:text-properties officeooo:rsid="001594ac"/>
    </style:style>
    <style:style style:name="T31" style:family="text">
      <style:text-properties officeooo:rsid="0016fc2d"/>
    </style:style>
    <style:style style:name="T32" style:family="text">
      <style:text-properties officeooo:rsid="0018cace"/>
    </style:style>
    <style:style style:name="T33" style:family="text">
      <style:text-properties officeooo:rsid="002056ea"/>
    </style:style>
    <style:style style:name="T34" style:family="text">
      <style:text-properties officeooo:rsid="00224883"/>
    </style:style>
    <style:style style:name="T35" style:family="text">
      <style:text-properties officeooo:rsid="00230242"/>
    </style:style>
    <style:style style:name="T36" style:family="text">
      <style:text-properties officeooo:rsid="0027ea44"/>
    </style:style>
    <style:style style:name="T37" style:family="text">
      <style:text-properties officeooo:rsid="002a3db3"/>
    </style:style>
    <style:style style:name="T38" style:family="text">
      <style:text-properties officeooo:rsid="002dea2c"/>
    </style:style>
    <style:style style:name="T39" style:family="text">
      <style:text-properties officeooo:rsid="00303796"/>
    </style:style>
    <style:style style:name="T40" style:family="text">
      <style:text-properties fo:color="#81d41a" loext:opacity="100%" style:font-name="Liberation Serif1" officeooo:rsid="000f36c0"/>
    </style:style>
    <style:style style:name="T41" style:family="text">
      <style:text-properties fo:color="#81d41a" loext:opacity="100%" style:font-name="Liberation Serif1" officeooo:rsid="003e6221"/>
    </style:style>
    <style:style style:name="T42" style:family="text">
      <style:text-properties fo:color="#81d41a" loext:opacity="100%" style:font-name="Liberation Serif1" officeooo:rsid="004cccf4"/>
    </style:style>
    <style:style style:name="T43" style:family="text">
      <style:text-properties fo:color="#81d41a" loext:opacity="100%" style:font-name="Liberation Serif1" officeooo:rsid="006f6a94"/>
    </style:style>
    <style:style style:name="T44" style:family="text">
      <style:text-properties fo:color="#81d41a" loext:opacity="100%" style:font-name="Liberation Serif1" officeooo:rsid="0018cace"/>
    </style:style>
    <style:style style:name="T45" style:family="text">
      <style:text-properties fo:color="#81d41a" loext:opacity="100%" style:font-name="Liberation Serif1" officeooo:rsid="006dc63d"/>
    </style:style>
    <style:style style:name="T46" style:family="text">
      <style:text-properties fo:color="#81d41a" loext:opacity="100%" style:font-name="Liberation Serif1" officeooo:rsid="004472bb"/>
    </style:style>
    <style:style style:name="T47" style:family="text">
      <style:text-properties fo:color="#81d41a" loext:opacity="100%" style:font-name="Liberation Serif1" officeooo:rsid="0045f30e"/>
    </style:style>
    <style:style style:name="T48" style:family="text">
      <style:text-properties officeooo:rsid="0060c78d"/>
    </style:style>
    <style:style style:name="T49" style:family="text">
      <style:text-properties officeooo:rsid="0064c20f"/>
    </style:style>
    <style:style style:name="T50" style:family="text">
      <style:text-properties officeooo:rsid="0065e932"/>
    </style:style>
    <style:style style:name="T51" style:family="text">
      <style:text-properties officeooo:rsid="0067516a"/>
    </style:style>
    <style:style style:name="T52" style:family="text">
      <style:text-properties officeooo:rsid="007da3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9692054" text:style-name="L1">
        <text:list-item>
          <text:p text:style-name="P7">&lt;prog&gt; → require “<text:span text:style-name="T27">ifj21</text:span>” &lt;<text:span text:style-name="T28">main_b</text:span>&gt;</text:p>
          <text:p text:style-name="P7"/>
        </text:list-item>
        <text:list-item>
          <text:p text:style-name="P8">&lt;<text:span text:style-name="T28">main_b</text:span>&gt; → function id (&lt;params&gt;) : &lt;<text:span text:style-name="T31">func_</text:span>type<text:span text:style-name="T31">s</text:span>&gt; &lt;stat<text:span text:style-name="T32">s</text:span>&gt; end &lt;<text:span text:style-name="T36">main_b</text:span>&gt;</text:p>
        </text:list-item>
        <text:list-item>
          <text:p text:style-name="P9">&lt;<text:span text:style-name="T28">main_b</text:span>&gt; → function id (&lt;params&gt;) &lt;stat<text:span text:style-name="T32">s</text:span>&gt; end &lt;<text:span text:style-name="T36">main_b</text:span>&gt;</text:p>
        </text:list-item>
        <text:list-item>
          <text:p text:style-name="P8">&lt;<text:span text:style-name="T28">main_b</text:span>&gt; → <text:span text:style-name="T29">global id : </text:span><text:span text:style-name="T28">function (&lt;</text:span><text:span text:style-name="T35">arg_</text:span><text:span text:style-name="T33">func_</text:span><text:span text:style-name="T29">type</text:span><text:span text:style-name="T33">s</text:span><text:span text:style-name="T28">&gt;) : &lt;</text:span><text:span text:style-name="T33">func_</text:span><text:span text:style-name="T29">type</text:span><text:span text:style-name="T33">s</text:span><text:span text:style-name="T28">&gt; &lt;</text:span><text:span text:style-name="T37">main_b</text:span><text:span text:style-name="T28">&gt;</text:span></text:p>
        </text:list-item>
        <text:list-item>
          <text:p text:style-name="P10">&lt;<text:span text:style-name="T28">main_b</text:span>&gt; → <text:span text:style-name="T29">global id : </text:span><text:span text:style-name="T28">function (&lt;</text:span><text:span text:style-name="T35">arg_</text:span><text:span text:style-name="T34">func_</text:span><text:span text:style-name="T29">type</text:span><text:span text:style-name="T34">s</text:span><text:span text:style-name="T28">&gt;) &lt;</text:span><text:span text:style-name="T37">main_b</text:span><text:span text:style-name="T28">&gt;</text:span></text:p>
        </text:list-item>
        <text:list-item>
          <text:p text:style-name="P8">&lt;<text:span text:style-name="T28">main_b</text:span>&gt; → <text:span text:style-name="T30">id (&lt;</text:span><text:span text:style-name="T38">arg</text:span><text:span text:style-name="T39">s&gt;</text:span><text:span text:style-name="T30">) &lt;</text:span><text:span text:style-name="T52">main_b</text:span><text:span text:style-name="T30">&gt;</text:span></text:p>
        </text:list-item>
        <text:list-item>
          <text:p text:style-name="P8">&lt;<text:span text:style-name="T28">main_b</text:span>&gt; → <text:span text:style-name="T2">ε</text:span></text:p>
          <text:p text:style-name="P11"><text:span text:style-name="T2"/></text:p>
        </text:list-item>
        <text:list-item>
          <text:p text:style-name="P11"><text:span text:style-name="T2">&lt;stat</text:span><text:span text:style-name="T4">s</text:span><text:span text:style-name="T2">&gt; → local id : &lt;type&gt; &lt;assign&gt; &lt;stat</text:span><text:span text:style-name="T4">s</text:span><text:span text:style-name="T2">&gt;</text:span></text:p>
        </text:list-item>
        <text:list-item>
          <text:p text:style-name="P11"><text:span text:style-name="T2">&lt;stat</text:span><text:span text:style-name="T4">s</text:span><text:span text:style-name="T2">&gt; → if &lt;exp&gt; then &lt;stat</text:span><text:span text:style-name="T4">s</text:span><text:span text:style-name="T2">&gt; else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11"><text:span text:style-name="T2">&lt;stat</text:span><text:span text:style-name="T4">s</text:span><text:span text:style-name="T2">&gt; → while &lt;exp&gt; do &lt;stat</text:span><text:span text:style-name="T4">s</text:span><text:span text:style-name="T2">&gt; end &lt;stat</text:span><text:span text:style-name="T4">s</text:span><text:span text:style-name="T2">&gt;</text:span></text:p>
        </text:list-item>
        <text:list-item>
          <text:p text:style-name="P11"><text:span text:style-name="T2">&lt;stat</text:span><text:span text:style-name="T4">s</text:span><text:span text:style-name="T2">&gt; → return &lt;</text:span><text:span text:style-name="T19">ret_vals</text:span><text:span text:style-name="T2">&gt; &lt;stat</text:span><text:span text:style-name="T4">s</text:span><text:span text:style-name="T2">&gt;</text:span></text:p>
        </text:list-item>
        <text:list-item>
          <text:p text:style-name="P11"><text:span text:style-name="T2">&lt;stat</text:span><text:span text:style-name="T4">s</text:span><text:span text:style-name="T2">&gt; → &lt;id</text:span><text:span text:style-name="T12">s&gt;</text:span><text:span text:style-name="T2"> = &lt;</text:span><text:span text:style-name="T15">val</text:span><text:span text:style-name="T12">s</text:span><text:span text:style-name="T2">&gt; &lt;stat</text:span><text:span text:style-name="T4">s</text:span><text:span text:style-name="T2">&gt;</text:span></text:p>
        </text:list-item>
        <text:list-item>
          <text:p text:style-name="P12"><text:span text:style-name="T2">&lt;stat</text:span><text:span text:style-name="T4">s</text:span><text:span text:style-name="T2">&gt; → &lt;id</text:span><text:span text:style-name="T12">s&gt;</text:span><text:span text:style-name="T2"> = </text:span><text:span text:style-name="T18">id (&lt;args&gt;)</text:span><text:span text:style-name="T2"> &lt;stat</text:span><text:span text:style-name="T4">s</text:span><text:span text:style-name="T2">&gt;</text:span></text:p>
        </text:list-item>
        <text:list-item>
          <text:p text:style-name="P11"><text:span text:style-name="T2">&lt;</text:span><text:span text:style-name="T17">stats</text:span><text:span text:style-name="T2">&gt; → </text:span><text:span text:style-name="T17">id (&lt;args&gt;) &lt;</text:span><text:span text:style-name="T23">stats</text:span><text:span text:style-name="T17">&gt;</text:span></text:p>
        </text:list-item>
        <text:list-item>
          <text:p text:style-name="P11"><text:span text:style-name="T2">&lt;stat</text:span><text:span text:style-name="T4">s</text:span><text:span text:style-name="T2">&gt; → </text:span><text:span text:style-name="T26"><text:s/></text:span><text:span text:style-name="T2">ε</text:span></text:p>
          <text:p text:style-name="P11"><text:span text:style-name="T2"/></text:p>
        </text:list-item>
        <text:list-item>
          <text:p text:style-name="P13">&lt;params&gt; → <text:span text:style-name="T2">ε</text:span></text:p>
        </text:list-item>
        <text:list-item>
          <text:p text:style-name="P13"><text:span text:style-name="T26">&lt;params&gt; → id : &lt;type&gt; &lt;n_params&gt;</text:span></text:p>
        </text:list-item>
        <text:list-item>
          <text:p text:style-name="P13"><text:span text:style-name="T26">&lt;n_params&gt; → , id : &lt;type&gt; &lt;n_params&gt;</text:span></text:p>
        </text:list-item>
        <text:list-item>
          <text:p text:style-name="P13"><text:span text:style-name="T26">&lt;n_params&gt; → </text:span><text:span text:style-name="T2">ε</text:span></text:p>
          <text:p text:style-name="P11"><text:span text:style-name="T2"/></text:p>
        </text:list-item>
        <text:list-item>
          <text:p text:style-name="P11"><text:span text:style-name="T2">&lt;</text:span><text:span text:style-name="T11">ids</text:span><text:span text:style-name="T2">&gt; → </text:span><text:span text:style-name="T11">id &lt;n_ids&gt;</text:span></text:p>
        </text:list-item>
        <text:list-item>
          <text:p text:style-name="P11"><text:span text:style-name="T11">&lt;n_ids&gt; → , id &lt;n_ids&gt;</text:span></text:p>
        </text:list-item>
        <text:list-item>
          <text:p text:style-name="P14"><text:span text:style-name="T11">&lt;n_ids&gt; → </text:span><text:span text:style-name="T2">ε</text:span></text:p>
          <text:p text:style-name="P14"/>
        </text:list-item>
        <text:list-item>
          <text:p text:style-name="P14">&lt;<text:span text:style-name="T49">vals</text:span>&gt; → &lt;<text:span text:style-name="T50">exp</text:span><text:span text:style-name="T48">&gt; &lt;n_</text:span><text:span text:style-name="T51">val</text:span><text:span text:style-name="T48">s&gt;</text:span></text:p>
        </text:list-item>
        <text:list-item>
          <text:p text:style-name="P14">&lt;<text:span text:style-name="T48">n_</text:span><text:span text:style-name="T51">val</text:span><text:span text:style-name="T48">s</text:span>&gt; → , &lt;<text:span text:style-name="T50">exp</text:span>&gt; &lt;<text:span text:style-name="T48">n_</text:span><text:span text:style-name="T51">val</text:span><text:span text:style-name="T48">s</text:span>&gt;</text:p>
        </text:list-item>
        <text:list-item>
          <text:p text:style-name="P15">&lt;<text:span text:style-name="T48">n_</text:span><text:span text:style-name="T51">val</text:span><text:span text:style-name="T48">s</text:span>&gt; → <text:span text:style-name="T2">ε</text:span></text:p>
          <text:p text:style-name="P15"><text:span text:style-name="T2"/></text:p>
        </text:list-item>
        <text:list-item>
          <text:p text:style-name="P15"><text:span text:style-name="T2">&lt;</text:span><text:span text:style-name="T20">ret_vals</text:span><text:span text:style-name="T2">&gt; → &lt;</text:span><text:span text:style-name="T20">vals</text:span><text:span text:style-name="T2">&gt;</text:span></text:p>
        </text:list-item>
        <text:list-item>
          <text:p text:style-name="P16"><text:span text:style-name="T2">&lt;</text:span><text:span text:style-name="T20">ret_vals</text:span><text:span text:style-name="T2">&gt; → ε</text:span></text:p>
          <text:p text:style-name="P11"><text:span text:style-name="T2"/></text:p>
        </text:list-item>
        <text:list-item>
          <text:p text:style-name="P11"><text:span text:style-name="T2">&lt;assign&gt; → = &lt;</text:span><text:span text:style-name="T13">exp&gt;</text:span></text:p>
        </text:list-item>
        <text:list-item>
          <text:p text:style-name="P17"><text:span text:style-name="T13">&lt;assign&gt; → = </text:span><text:span text:style-name="T8">id (&lt;</text:span><text:span text:style-name="T9">args</text:span><text:span text:style-name="T8">&gt;)</text:span></text:p>
        </text:list-item>
        <text:list-item>
          <text:p text:style-name="P11"><text:span text:style-name="T2">&lt;assign&gt; → ε</text:span></text:p>
          <text:p text:style-name="P18"><text:span text:style-name="T2"/></text:p>
        </text:list-item>
        <text:list-item>
          <text:p text:style-name="P4"><text:span text:style-name="T1">&lt;</text:span><text:span text:style-name="T14">term</text:span><text:span text:style-name="T1">&gt; → </text:span><text:span text:style-name="T14">id</text:span></text:p>
        </text:list-item>
        <text:list-item>
          <text:p text:style-name="P4"><text:span text:style-name="T14">&lt;term&gt; →&lt;</text:span><text:span text:style-name="T21">const</text:span><text:span text:style-name="T14">&gt;</text:span></text:p>
          <text:p text:style-name="P11"><text:span text:style-name="T2"/></text:p>
        </text:list-item>
        <text:list-item>
          <text:p text:style-name="P11"><text:span text:style-name="T2">&lt;</text:span><text:span text:style-name="T6">args</text:span><text:span text:style-name="T2">&gt; → &lt;</text:span><text:span text:style-name="T14">term</text:span><text:span text:style-name="T2">&gt; &lt;</text:span><text:span text:style-name="T7">n_args</text:span><text:span text:style-name="T2">&gt;</text:span></text:p>
        </text:list-item>
        <text:list-item>
          <text:p text:style-name="P19"><text:span text:style-name="T2">&lt;</text:span><text:span text:style-name="T7">args</text:span><text:span text:style-name="T2">&gt; → ε</text:span></text:p>
        </text:list-item>
        <text:list-item>
          <text:p text:style-name="P11"><text:span text:style-name="T2">&lt;</text:span><text:span text:style-name="T7">n_args</text:span><text:span text:style-name="T2">&gt; → , &lt;</text:span><text:span text:style-name="T14">term</text:span><text:span text:style-name="T2">&gt; &lt;</text:span><text:span text:style-name="T7">n_args</text:span><text:span text:style-name="T2">&gt;</text:span></text:p>
        </text:list-item>
        <text:list-item>
          <text:p text:style-name="P20"><text:span text:style-name="T2">&lt;</text:span><text:span text:style-name="T7">n_args</text:span><text:span text:style-name="T2">&gt; → ε</text:span></text:p>
          <text:p text:style-name="P11"><text:span text:style-name="T2"/></text:p>
        </text:list-item>
        <text:list-item>
          <text:p text:style-name="P21"><text:span text:style-name="T2">&lt;</text:span><text:span text:style-name="T5">arg_func_types</text:span><text:span text:style-name="T2">&gt; → &lt;</text:span><text:span text:style-name="T3">func_types</text:span><text:span text:style-name="T2">&gt;</text:span></text:p>
        </text:list-item>
        <text:list-item>
          <text:p text:style-name="P22"><text:span text:style-name="T2">&lt;</text:span><text:span text:style-name="T5">arg_func_types</text:span><text:span text:style-name="T2">&gt; → ε</text:span></text:p>
          <text:p text:style-name="P22"><text:span text:style-name="T2"/></text:p>
          <text:p text:style-name="P22"><text:span text:style-name="T2"/></text:p>
          <text:p text:style-name="P22"><text:span text:style-name="T2"/></text:p>
          <text:p text:style-name="P22"><text:span text:style-name="T2"/></text:p>
        </text:list-item>
        <text:list-item>
          <text:p text:style-name="P11"><text:soft-page-break/><text:span text:style-name="T2">&lt;</text:span><text:span text:style-name="T3">func_types</text:span><text:span text:style-name="T2">&gt; →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23"><text:span text:style-name="T2">&lt;</text:span><text:span text:style-name="T3">n_func_types</text:span><text:span text:style-name="T2">&gt; → , &lt;</text:span><text:span text:style-name="T3">type</text:span><text:span text:style-name="T2">&gt; <text:s/>&lt;</text:span><text:span text:style-name="T3">n_func_types</text:span><text:span text:style-name="T2">&gt;</text:span></text:p>
        </text:list-item>
        <text:list-item>
          <text:p text:style-name="P23"><text:span text:style-name="T2">&lt;</text:span><text:span text:style-name="T3">n_func_types</text:span><text:span text:style-name="T2">&gt; → ε</text:span></text:p>
        </text:list-item>
      </text:list>
      <text:p text:style-name="P6"/>
      <text:list xml:id="list172943419973935" text:continue-numbering="true" text:style-name="L1">
        <text:list-item>
          <text:p text:style-name="P24"><text:span text:style-name="T2">&lt;type&gt; → integer</text:span></text:p>
        </text:list-item>
        <text:list-item>
          <text:p text:style-name="P24"><text:span text:style-name="T2">&lt;type&gt; → number</text:span></text:p>
        </text:list-item>
        <text:list-item>
          <text:p text:style-name="P24"><text:span text:style-name="T2">&lt;type&gt; → string</text:span></text:p>
          <text:p text:style-name="P11"><text:span text:style-name="T2"/></text:p>
        </text:list-item>
        <text:list-item>
          <text:p text:style-name="P5"><text:span text:style-name="T2">&lt;</text:span><text:span text:style-name="T22">const</text:span><text:span text:style-name="T2">&gt; → </text:span><text:span text:style-name="T24">int_value</text:span></text:p>
        </text:list-item>
        <text:list-item>
          <text:p text:style-name="P5"><text:span text:style-name="T2">&lt;</text:span><text:span text:style-name="T22">const</text:span><text:span text:style-name="T2">&gt; → </text:span><text:span text:style-name="T24">double_value</text:span></text:p>
        </text:list-item>
        <text:list-item>
          <text:p text:style-name="P5"><text:span text:style-name="T2">&lt;</text:span><text:span text:style-name="T22">const</text:span><text:span text:style-name="T2">&gt; → </text:span><text:span text:style-name="T25">string_value</text:span></text:p>
        </text:list-item>
        <text:list-item>
          <text:p text:style-name="P25"><text:span text:style-name="T2">&lt;</text:span><text:span text:style-name="T22">const</text:span><text:span text:style-name="T2">&gt; → </text:span><text:span text:style-name="T24">n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18:29.434245414</meta:creation-date>
    <dc:date>2021-11-09T17:28:35.560498578</dc:date>
    <meta:editing-duration>PT3H7M22S</meta:editing-duration>
    <meta:editing-cycles>101</meta:editing-cycles>
    <meta:generator>LibreOffice/7.0.5.2$Linux_X86_64 LibreOffice_project/00$Build-2</meta:generator>
    <meta:document-statistic meta:table-count="0" meta:image-count="0" meta:object-count="0" meta:page-count="2" meta:paragraph-count="48" meta:word-count="269" meta:character-count="1421" meta:non-whitespace-character-count="1245"/>
  </office:meta>
</office:document-meta>
</file>